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svg:stroke-color="#000000" draw:fill-color="#ffff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ffff00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cc0000" draw:textarea-vertical-align="middle"/>
    </style:style>
    <style:style style:name="gr6" style:family="graphic" style:parent-style-name="standard">
      <style:graphic-properties draw:fill-color="#993366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color="#000000" draw:fill-color="#993366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svg:stroke-color="#000000" draw:fill-color="#00ffff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000000" draw:fill-color="#009933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fill-color="#009900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fill-color="#00ffff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.323cm" svg:height="2.323cm" svg:x="0.4cm" svg:y="6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2cm" svg:height="2.323cm" svg:x="3.368cm" svg:y="6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3cm" svg:height="2.323cm" svg:x="6.335cm" svg:y="6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3cm" svg:height="2.323cm" svg:x="9.303cm" svg:y="6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3cm" svg:height="2.322cm" svg:x="0.4cm" svg:y="9.03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2cm" svg:height="2.322cm" svg:x="3.368cm" svg:y="9.03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3cm" svg:height="2.322cm" svg:x="6.335cm" svg:y="9.03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3cm" svg:height="2.322cm" svg:x="9.303cm" svg:y="9.03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3cm" svg:height="2.323cm" svg:x="0.4cm" svg:y="12.0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2cm" svg:height="2.323cm" svg:x="3.368cm" svg:y="12.0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3cm" svg:height="2.323cm" svg:x="6.335cm" svg:y="12.0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3cm" svg:height="2.323cm" svg:x="9.303cm" svg:y="12.0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3cm" svg:height="2.323cm" svg:x="0.4cm" svg:y="14.8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2cm" svg:height="2.323cm" svg:x="3.368cm" svg:y="14.8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3cm" svg:height="2.323cm" svg:x="6.335cm" svg:y="14.8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3cm" svg:height="2.323cm" svg:x="9.303cm" svg:y="14.8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3cm" svg:height="2.323cm" svg:x="12.142cm" svg:y="6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2cm" svg:height="2.323cm" svg:x="15.11cm" svg:y="6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3cm" svg:height="2.323cm" svg:x="18.077cm" svg:y="6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3cm" svg:height="2.322cm" svg:x="12.142cm" svg:y="9.03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2cm" svg:height="2.322cm" svg:x="15.11cm" svg:y="9.03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3cm" svg:height="2.322cm" svg:x="18.077cm" svg:y="9.03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3cm" svg:height="2.323cm" svg:x="12.142cm" svg:y="12.0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2cm" svg:height="2.323cm" svg:x="15.11cm" svg:y="12.0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3cm" svg:height="2.323cm" svg:x="18.077cm" svg:y="12.0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3cm" svg:height="2.323cm" svg:x="12.142cm" svg:y="14.8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2cm" svg:height="2.323cm" svg:x="15.11cm" svg:y="14.8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3cm" svg:height="2.323cm" svg:x="18.077cm" svg:y="14.8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3cm" svg:height="2.322cm" svg:x="0.4cm" svg:y="17.68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2cm" svg:height="2.322cm" svg:x="3.368cm" svg:y="17.68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3cm" svg:height="2.322cm" svg:x="6.335cm" svg:y="17.68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3cm" svg:height="2.322cm" svg:x="9.303cm" svg:y="17.68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3cm" svg:height="2.322cm" svg:x="0.4cm" svg:y="20.65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2cm" svg:height="2.322cm" svg:x="3.368cm" svg:y="20.65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3cm" svg:height="2.322cm" svg:x="6.335cm" svg:y="20.65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3cm" svg:height="2.322cm" svg:x="9.303cm" svg:y="20.65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3cm" svg:height="2.323cm" svg:x="0.4cm" svg:y="23.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2cm" svg:height="2.323cm" svg:x="3.368cm" svg:y="23.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3cm" svg:height="2.323cm" svg:x="6.335cm" svg:y="23.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3cm" svg:height="2.323cm" svg:x="9.303cm" svg:y="23.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3cm" svg:height="2.322cm" svg:x="12.142cm" svg:y="17.68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2cm" svg:height="2.322cm" svg:x="15.11cm" svg:y="17.68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3cm" svg:height="2.322cm" svg:x="18.077cm" svg:y="17.68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3cm" svg:height="2.322cm" svg:x="12.142cm" svg:y="20.65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2cm" svg:height="2.322cm" svg:x="15.11cm" svg:y="20.65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3cm" svg:height="2.322cm" svg:x="18.077cm" svg:y="20.65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3cm" svg:height="2.323cm" svg:x="12.142cm" svg:y="23.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2cm" svg:height="2.323cm" svg:x="15.11cm" svg:y="23.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3cm" svg:height="2.323cm" svg:x="18.077cm" svg:y="23.4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162cm" svg:height="0.516cm" svg:x="9.303cm" svg:y="17.16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81cm" svg:height="2.58cm" svg:x="9.174cm" svg:y="17.555cm">
          <text:p text:style-name="P1">ORIG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1.6cm" svg:y1="18.9cm" svg:x2="14.2cm" svg:y2="18.9cm">
          <text:p text:style-name="P1">direction</text:p>
        </draw:line>
        <draw:custom-shape draw:style-name="gr2" draw:text-style-name="P1" draw:layer="layout" svg:width="5.162cm" svg:height="0.516cm" svg:x="3.3cm" svg:y="22.98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162cm" svg:height="0.516cm" svg:x="3.338cm" svg:y="8.484cm">
          <text:p/>
          <draw:enhanced-geometry svg:viewBox="0 0 21600 21600" draw:type="rectangle" draw:enhanced-path="M 0 0 L 21600 0 21600 21600 0 21600 0 0 Z N"/>
        </draw:custom-shape>
        <draw:rect draw:style-name="gr5" draw:text-style-name="P1" draw:layer="layout" svg:width="20.4cm" svg:height="0.8cm" svg:x="0.2cm" svg:y="5.4cm">
          <text:p text:style-name="P1">Bordure du jeu</text:p>
        </draw:rect>
        <draw:rect draw:style-name="gr5" draw:text-style-name="P1" draw:layer="layout" svg:width="8.5cm" svg:height="20.5cm" svg:x="20.6cm" svg:y="5.4cm">
          <text:p text:style-name="P1">Bordure du jeu</text:p>
        </draw:rect>
        <draw:rect draw:style-name="gr5" draw:text-style-name="P1" draw:layer="layout" svg:width="20.4cm" svg:height="0.8cm" svg:x="0.2cm" svg:y="25.9cm">
          <text:p text:style-name="P1">Bordure du jeu</text:p>
        </draw:rect>
        <draw:rect draw:style-name="gr5" draw:text-style-name="P1" draw:layer="layout" svg:width="8.5cm" svg:height="20.5cm" svg:x="-8.2cm" svg:y="5.7cm">
          <text:p text:style-name="P1">Bordure du jeu</text:p>
        </draw:rect>
        <draw:custom-shape draw:style-name="gr2" draw:text-style-name="P1" draw:layer="layout" svg:width="0.7cm" svg:height="5.7cm" svg:x="14.5cm" svg:y="20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81cm" svg:height="2.58cm" svg:x="12.1cm" svg:y="23.5cm">
          <text:p text:style-name="P1">ORIG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3.5cm" svg:y1="23.4cm" svg:x2="13.5cm" svg:y2="20.8cm">
          <text:p text:style-name="P1">direction</text:p>
        </draw:line>
        <draw:custom-shape draw:style-name="gr2" draw:text-style-name="P1" draw:layer="layout" svg:width="0.7cm" svg:height="5.7cm" svg:x="17.4cm" svg:y="6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7cm" svg:height="5.7cm" svg:x="14.5cm" svg:y="20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cm" svg:height="5.3cm" svg:x="2.637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cm" svg:height="5.3cm" svg:x="2.7cm" svg:y="11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162cm" svg:height="0.516cm" svg:x="0.4cm" svg:y="11.38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581cm" svg:height="2.58cm" svg:x="0.2cm" svg:y="11.82cm">
          <text:p text:style-name="P1">ORIG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2.7cm" svg:y1="13.1cm" svg:x2="5.3cm" svg:y2="13.1cm">
          <text:p text:style-name="P1">direction</text:p>
        </draw:line>
        <draw:custom-shape draw:style-name="gr11" draw:text-style-name="P1" draw:layer="layout" svg:width="2.581cm" svg:height="2.58cm" svg:x="0.3cm" svg:y="8.82cm">
          <text:p text:style-name="P1">ORIG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.692cm" svg:y1="8.901cm" svg:x2="1.692cm" svg:y2="6.301cm">
          <text:p text:style-name="P1">direction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irgil Surin</meta:initial-creator>
    <meta:creation-date>2020-02-22T16:57:56.95</meta:creation-date>
    <dc:date>2020-02-22T17:08:10.18</dc:date>
    <dc:creator>Virgil Surin</dc:creator>
    <meta:editing-duration>PT10M13S</meta:editing-duration>
    <meta:editing-cycles>1</meta:editing-cycles>
    <meta:document-statistic meta:object-count="70"/>
    <meta:generator>OpenOffice/4.1.7$Win32 OpenOffice.org_project/417m1$Build-9800</meta:generator>
  </office:meta>
</office:document-meta>
</file>